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8b1c56" officeooo:paragraph-rsid="008b1c56"/>
    </style:style>
    <style:style style:name="P14" style:family="paragraph" style:parent-style-name="Text_20_body">
      <style:text-properties officeooo:rsid="008f20a8" officeooo:paragraph-rsid="008f20a8"/>
    </style:style>
    <style:style style:name="P15" style:family="paragraph" style:parent-style-name="Text_20_body">
      <style:text-properties officeooo:paragraph-rsid="00422e2d"/>
    </style:style>
    <style:style style:name="P16" style:family="paragraph" style:parent-style-name="Text_20_body">
      <style:text-properties officeooo:paragraph-rsid="00bbafa9"/>
    </style:style>
    <style:style style:name="P17" style:family="paragraph" style:parent-style-name="Bibliography_20_1">
      <style:paragraph-properties>
        <style:tab-stops/>
      </style:paragraph-properties>
    </style:style>
    <style:style style:name="P18" style:family="paragraph" style:parent-style-name="Text_20_body">
      <style:text-properties officeooo:rsid="00ddbe1c" officeooo:paragraph-rsid="00ddbe1c"/>
    </style:style>
    <style:style style:name="P19" style:family="paragraph" style:parent-style-name="Text_20_body">
      <style:text-properties officeooo:rsid="00c40497" officeooo:paragraph-rsid="00ce833b"/>
    </style:style>
    <style:style style:name="P20" style:family="paragraph" style:parent-style-name="Text_20_body">
      <style:text-properties officeooo:rsid="00737eac" officeooo:paragraph-rsid="00d188f7"/>
    </style:style>
    <style:style style:name="P21" style:family="paragraph" style:parent-style-name="Text_20_body">
      <style:text-properties officeooo:rsid="00d188f7" officeooo:paragraph-rsid="00d188f7"/>
    </style:style>
    <style:style style:name="P22" style:family="paragraph" style:parent-style-name="Text_20_body">
      <style:text-properties officeooo:rsid="00d1a387" officeooo:paragraph-rsid="00d1a387"/>
    </style:style>
    <style:style style:name="P23" style:family="paragraph" style:parent-style-name="Text_20_body">
      <style:text-properties officeooo:rsid="00d1a387" officeooo:paragraph-rsid="00d22a1a"/>
    </style:style>
    <style:style style:name="P24" style:family="paragraph" style:parent-style-name="Text_20_body">
      <style:text-properties officeooo:rsid="00d1a387" officeooo:paragraph-rsid="00d35d53"/>
    </style:style>
    <style:style style:name="P25" style:family="paragraph" style:parent-style-name="Text_20_body">
      <style:text-properties officeooo:paragraph-rsid="00d35d53"/>
    </style:style>
    <style:style style:name="P26" style:family="paragraph" style:parent-style-name="Text_20_body">
      <style:text-properties officeooo:paragraph-rsid="00d37304"/>
    </style:style>
    <style:style style:name="P27" style:family="paragraph" style:parent-style-name="Text_20_body">
      <style:text-properties officeooo:rsid="00d45a97" officeooo:paragraph-rsid="00d45a97"/>
    </style:style>
    <style:style style:name="P28" style:family="paragraph" style:parent-style-name="Text_20_body">
      <style:text-properties officeooo:rsid="00d54798" officeooo:paragraph-rsid="00d54798"/>
    </style:style>
    <style:style style:name="P29" style:family="paragraph" style:parent-style-name="Text_20_body">
      <style:text-properties officeooo:rsid="00d69bc6" officeooo:paragraph-rsid="00d69bc6"/>
    </style:style>
    <style:style style:name="P30" style:family="paragraph" style:parent-style-name="Text_20_body">
      <style:text-properties officeooo:paragraph-rsid="00dba27b"/>
    </style:style>
    <style:style style:name="P31" style:family="paragraph" style:parent-style-name="Heading_20_1">
      <style:text-properties officeooo:rsid="001c5026" officeooo:paragraph-rsid="0031e2e9"/>
    </style:style>
    <style:style style:name="P32" style:family="paragraph" style:parent-style-name="Heading_20_1">
      <style:text-properties officeooo:paragraph-rsid="0031e2e9"/>
    </style:style>
    <style:style style:name="P33" style:family="paragraph" style:parent-style-name="Heading_20_1">
      <style:text-properties officeooo:rsid="00ddbe1c" officeooo:paragraph-rsid="00ddbe1c"/>
    </style:style>
    <style:style style:name="P34" style:family="paragraph" style:parent-style-name="Heading_20_1">
      <style:text-properties officeooo:rsid="00d8f4ec" officeooo:paragraph-rsid="00d8f4ec"/>
    </style:style>
    <style:style style:name="P35" style:family="paragraph" style:parent-style-name="Heading_20_1">
      <style:text-properties officeooo:rsid="00d009ea" officeooo:paragraph-rsid="00d009ea"/>
    </style:style>
    <style:style style:name="P36" style:family="paragraph" style:parent-style-name="Heading_20_1">
      <style:text-properties officeooo:paragraph-rsid="0061d795"/>
    </style:style>
    <style:style style:name="P37" style:family="paragraph" style:parent-style-name="Heading_20_2">
      <style:text-properties officeooo:paragraph-rsid="00e753f2"/>
    </style:style>
    <style:style style:name="P38" style:family="paragraph" style:parent-style-name="Text_20_body">
      <style:text-properties officeooo:rsid="008b1c56" officeooo:paragraph-rsid="008b1c56"/>
    </style:style>
    <style:style style:name="P39" style:family="paragraph" style:parent-style-name="Text_20_body">
      <style:text-properties officeooo:rsid="00df48af" officeooo:paragraph-rsid="00df48af"/>
    </style:style>
    <style:style style:name="P40" style:family="paragraph" style:parent-style-name="Text_20_body">
      <style:text-properties officeooo:rsid="00df48af" officeooo:paragraph-rsid="00e753f2"/>
    </style:style>
    <style:style style:name="P41" style:family="paragraph" style:parent-style-name="Text_20_body">
      <style:text-properties officeooo:rsid="00422e2d" officeooo:paragraph-rsid="00ab0928"/>
    </style:style>
    <style:style style:name="P42" style:family="paragraph" style:parent-style-name="Text_20_body">
      <style:text-properties officeooo:rsid="00e1157a" officeooo:paragraph-rsid="0109e016"/>
    </style:style>
    <style:style style:name="P43" style:family="paragraph" style:parent-style-name="Text_20_body">
      <style:text-properties officeooo:rsid="0061d795" officeooo:paragraph-rsid="00e753f2"/>
    </style:style>
    <style:style style:name="P44" style:family="paragraph" style:parent-style-name="Text_20_body">
      <style:text-properties officeooo:rsid="00e610a0" officeooo:paragraph-rsid="00ec9a0d"/>
    </style:style>
    <style:style style:name="P45" style:family="paragraph" style:parent-style-name="Text_20_body">
      <style:text-properties officeooo:rsid="00e6d09e" officeooo:paragraph-rsid="00ec9a0d"/>
    </style:style>
    <style:style style:name="P46" style:family="paragraph" style:parent-style-name="Text_20_body">
      <style:text-properties officeooo:paragraph-rsid="0076b868"/>
    </style:style>
    <style:style style:name="P47" style:family="paragraph" style:parent-style-name="Text_20_body">
      <style:text-properties officeooo:rsid="00a03dba" officeooo:paragraph-rsid="00ef624f"/>
    </style:style>
    <style:style style:name="P48" style:family="paragraph" style:parent-style-name="Text_20_body">
      <style:text-properties officeooo:rsid="00980d24" officeooo:paragraph-rsid="00ee162b"/>
    </style:style>
    <style:style style:name="P49" style:family="paragraph" style:parent-style-name="Text_20_body">
      <style:text-properties officeooo:paragraph-rsid="00e753f2"/>
    </style:style>
    <style:style style:name="P50" style:family="paragraph" style:parent-style-name="Text_20_body">
      <style:text-properties officeooo:rsid="00c6ec0c" officeooo:paragraph-rsid="00e7a177"/>
    </style:style>
    <style:style style:name="P51" style:family="paragraph" style:parent-style-name="Text_20_body">
      <style:text-properties officeooo:rsid="00cbce10" officeooo:paragraph-rsid="00e7a177"/>
    </style:style>
    <style:style style:name="P52" style:family="paragraph" style:parent-style-name="Text_20_body">
      <style:text-properties officeooo:paragraph-rsid="00e7a177"/>
    </style:style>
    <style:style style:name="P53" style:family="paragraph" style:parent-style-name="Text_20_body">
      <style:text-properties officeooo:paragraph-rsid="00ef624f"/>
    </style:style>
    <style:style style:name="P54" style:family="paragraph" style:parent-style-name="Text_20_body">
      <style:text-properties officeooo:rsid="00f4bee3" officeooo:paragraph-rsid="00f4bee3"/>
    </style:style>
    <style:style style:name="P55" style:family="paragraph" style:parent-style-name="Text_20_body" style:list-style-name="L1">
      <style:text-properties officeooo:rsid="00f4bee3" officeooo:paragraph-rsid="00f4bee3"/>
    </style:style>
    <style:style style:name="P56" style:family="paragraph" style:parent-style-name="Text_20_body" style:list-style-name="L1">
      <style:text-properties officeooo:rsid="00f4bee3" officeooo:paragraph-rsid="00fc55e6"/>
    </style:style>
    <style:style style:name="P57" style:family="paragraph" style:parent-style-name="Text_20_body">
      <style:text-properties officeooo:rsid="00f4bee3" officeooo:paragraph-rsid="0109e016"/>
    </style:style>
    <style:style style:name="P58" style:family="paragraph" style:parent-style-name="Text_20_body" style:list-style-name="L1">
      <style:text-properties officeooo:rsid="00f4c70b" officeooo:paragraph-rsid="00f4c70b"/>
    </style:style>
    <style:style style:name="P59" style:family="paragraph" style:parent-style-name="Text_20_body" style:list-style-name="L1">
      <style:text-properties officeooo:rsid="00f5d4f6" officeooo:paragraph-rsid="00f5d4f6"/>
    </style:style>
    <style:style style:name="P60" style:family="paragraph" style:parent-style-name="Text_20_body" style:list-style-name="L1">
      <style:text-properties officeooo:rsid="00f82283" officeooo:paragraph-rsid="00fc55e6"/>
    </style:style>
    <style:style style:name="P61" style:family="paragraph" style:parent-style-name="Text_20_body" style:list-style-name="L1">
      <style:text-properties officeooo:rsid="00f971dd" officeooo:paragraph-rsid="00fb47d0"/>
    </style:style>
    <style:style style:name="P62" style:family="paragraph" style:parent-style-name="Text_20_body" style:list-style-name="L1">
      <style:text-properties officeooo:rsid="00ff09d5" officeooo:paragraph-rsid="00ff09d5"/>
    </style:style>
    <style:style style:name="P63" style:family="paragraph" style:parent-style-name="Text_20_body" style:list-style-name="L2">
      <style:text-properties officeooo:rsid="0109e016" officeooo:paragraph-rsid="0109e016"/>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officeooo:rsid="00334ce2"/>
    </style:style>
    <style:style style:name="T13" style:family="text">
      <style:text-properties officeooo:rsid="003480fe"/>
    </style:style>
    <style:style style:name="T14" style:family="text">
      <style:text-properties officeooo:rsid="0036626e"/>
    </style:style>
    <style:style style:name="T15" style:family="text">
      <style:text-properties officeooo:rsid="0039e763"/>
    </style:style>
    <style:style style:name="T16" style:family="text">
      <style:text-properties officeooo:rsid="003b752d"/>
    </style:style>
    <style:style style:name="T17" style:family="text">
      <style:text-properties style:font-name="Liberation Serif" officeooo:rsid="004302c8" style:font-name-asian="Liberation Serif" style:font-name-complex="Liberation Serif"/>
    </style:style>
    <style:style style:name="T18" style:family="text">
      <style:text-properties officeooo:rsid="004490ff"/>
    </style:style>
    <style:style style:name="T19" style:family="text">
      <style:text-properties officeooo:rsid="0045df75"/>
    </style:style>
    <style:style style:name="T20" style:family="text">
      <style:text-properties officeooo:rsid="004721ef"/>
    </style:style>
    <style:style style:name="T21" style:family="text">
      <style:text-properties officeooo:rsid="00472c91"/>
    </style:style>
    <style:style style:name="T22" style:family="text">
      <style:text-properties officeooo:rsid="0048c37b"/>
    </style:style>
    <style:style style:name="T23" style:family="text">
      <style:text-properties officeooo:rsid="0049e0d4"/>
    </style:style>
    <style:style style:name="T24" style:family="text">
      <style:text-properties officeooo:rsid="004f5236"/>
    </style:style>
    <style:style style:name="T25" style:family="text">
      <style:text-properties officeooo:rsid="005836f3"/>
    </style:style>
    <style:style style:name="T26" style:family="text">
      <style:text-properties officeooo:rsid="005a2077"/>
    </style:style>
    <style:style style:name="T27" style:family="text">
      <style:text-properties officeooo:rsid="005c4432"/>
    </style:style>
    <style:style style:name="T28" style:family="text">
      <style:text-properties officeooo:rsid="005dda1a"/>
    </style:style>
    <style:style style:name="T29" style:family="text">
      <style:text-properties officeooo:rsid="005fde17"/>
    </style:style>
    <style:style style:name="T30" style:family="text">
      <style:text-properties officeooo:rsid="0061ee58"/>
    </style:style>
    <style:style style:name="T31" style:family="text">
      <style:text-properties officeooo:rsid="00622347"/>
    </style:style>
    <style:style style:name="T32" style:family="text">
      <style:text-properties officeooo:rsid="0067bdd0"/>
    </style:style>
    <style:style style:name="T33" style:family="text">
      <style:text-properties officeooo:rsid="0067f0af"/>
    </style:style>
    <style:style style:name="T34" style:family="text">
      <style:text-properties officeooo:rsid="00697b9b"/>
    </style:style>
    <style:style style:name="T35" style:family="text">
      <style:text-properties officeooo:rsid="006ada1f"/>
    </style:style>
    <style:style style:name="T36" style:family="text">
      <style:text-properties officeooo:rsid="00752a36"/>
    </style:style>
    <style:style style:name="T37" style:family="text">
      <style:text-properties officeooo:rsid="00766c82"/>
    </style:style>
    <style:style style:name="T38" style:family="text">
      <style:text-properties officeooo:rsid="004302c8"/>
    </style:style>
    <style:style style:name="T39" style:family="text">
      <style:text-properties officeooo:rsid="00783d5c"/>
    </style:style>
    <style:style style:name="T40" style:family="text">
      <style:text-properties officeooo:rsid="007ab907"/>
    </style:style>
    <style:style style:name="T41" style:family="text">
      <style:text-properties officeooo:rsid="007b1955"/>
    </style:style>
    <style:style style:name="T42" style:family="text">
      <style:text-properties officeooo:rsid="007caf7b"/>
    </style:style>
    <style:style style:name="T43" style:family="text">
      <style:text-properties officeooo:rsid="007de5a9"/>
    </style:style>
    <style:style style:name="T44" style:family="text">
      <style:text-properties officeooo:rsid="007e312c"/>
    </style:style>
    <style:style style:name="T45" style:family="text">
      <style:text-properties officeooo:rsid="007ec4c1"/>
    </style:style>
    <style:style style:name="T46" style:family="text">
      <style:text-properties officeooo:rsid="0082edb4"/>
    </style:style>
    <style:style style:name="T47" style:family="text">
      <style:text-properties officeooo:rsid="0086e911"/>
    </style:style>
    <style:style style:name="T48" style:family="text">
      <style:text-properties officeooo:rsid="00879a52"/>
    </style:style>
    <style:style style:name="T49" style:family="text">
      <style:text-properties officeooo:rsid="0087d1de"/>
    </style:style>
    <style:style style:name="T50" style:family="text">
      <style:text-properties officeooo:rsid="0088db1e"/>
    </style:style>
    <style:style style:name="T51" style:family="text">
      <style:text-properties officeooo:rsid="008ba952"/>
    </style:style>
    <style:style style:name="T52" style:family="text">
      <style:text-properties officeooo:rsid="008ca975"/>
    </style:style>
    <style:style style:name="T53" style:family="text">
      <style:text-properties officeooo:rsid="008e84e2"/>
    </style:style>
    <style:style style:name="T54" style:family="text">
      <style:text-properties officeooo:rsid="00422e2d"/>
    </style:style>
    <style:style style:name="T55" style:family="text">
      <style:text-properties officeooo:rsid="0092fee7"/>
    </style:style>
    <style:style style:name="T56" style:family="text">
      <style:text-properties officeooo:rsid="009523e5"/>
    </style:style>
    <style:style style:name="T57" style:family="text">
      <style:text-properties officeooo:rsid="0095913c"/>
    </style:style>
    <style:style style:name="T58" style:family="text">
      <style:text-properties officeooo:rsid="0099bcc1"/>
    </style:style>
    <style:style style:name="T59" style:family="text">
      <style:text-properties officeooo:rsid="009aa5ac"/>
    </style:style>
    <style:style style:name="T60" style:family="text">
      <style:text-properties officeooo:rsid="009e1d1e"/>
    </style:style>
    <style:style style:name="T61" style:family="text">
      <style:text-properties officeooo:rsid="00a0028c"/>
    </style:style>
    <style:style style:name="T62" style:family="text">
      <style:text-properties officeooo:rsid="00a0a49b"/>
    </style:style>
    <style:style style:name="T63" style:family="text">
      <style:text-properties officeooo:rsid="00a14116"/>
    </style:style>
    <style:style style:name="T64" style:family="text">
      <style:text-properties officeooo:rsid="00a1b050"/>
    </style:style>
    <style:style style:name="T65" style:family="text">
      <style:text-properties officeooo:rsid="00a38b57"/>
    </style:style>
    <style:style style:name="T66" style:family="text">
      <style:text-properties officeooo:rsid="00a43158"/>
    </style:style>
    <style:style style:name="T67" style:family="text">
      <style:text-properties officeooo:rsid="00a56431"/>
    </style:style>
    <style:style style:name="T68" style:family="text">
      <style:text-properties officeooo:rsid="00a799fd"/>
    </style:style>
    <style:style style:name="T69" style:family="text">
      <style:text-properties officeooo:rsid="00accbab"/>
    </style:style>
    <style:style style:name="T70" style:family="text">
      <style:text-properties officeooo:rsid="00b1ed3a"/>
    </style:style>
    <style:style style:name="T71" style:family="text">
      <style:text-properties officeooo:rsid="00bfd8a2"/>
    </style:style>
    <style:style style:name="T72" style:family="text">
      <style:text-properties officeooo:rsid="00c1d018"/>
    </style:style>
    <style:style style:name="T73" style:family="text">
      <style:text-properties fo:font-style="normal" style:font-style-asian="normal" style:font-style-complex="normal"/>
    </style:style>
    <style:style style:name="T74" style:family="text">
      <style:text-properties fo:font-style="normal" officeooo:rsid="00ce833b" style:font-style-asian="normal" style:font-style-complex="normal"/>
    </style:style>
    <style:style style:name="T75" style:family="text">
      <style:text-properties officeooo:rsid="00c5c2ea"/>
    </style:style>
    <style:style style:name="T76" style:family="text">
      <style:text-properties officeooo:rsid="00c6ec0c"/>
    </style:style>
    <style:style style:name="T77" style:family="text">
      <style:text-properties officeooo:rsid="00c8b449"/>
    </style:style>
    <style:style style:name="T78" style:family="text">
      <style:text-properties officeooo:rsid="00ca6db6"/>
    </style:style>
    <style:style style:name="T79" style:family="text">
      <style:text-properties officeooo:rsid="00cd043f"/>
    </style:style>
    <style:style style:name="T80" style:family="text">
      <style:text-properties officeooo:rsid="00d188f7"/>
    </style:style>
    <style:style style:name="T81" style:family="text">
      <style:text-properties officeooo:rsid="00d1a387"/>
    </style:style>
    <style:style style:name="T82" style:family="text">
      <style:text-properties officeooo:rsid="00d22a1a"/>
    </style:style>
    <style:style style:name="T83" style:family="text">
      <style:text-properties officeooo:rsid="00d35d53"/>
    </style:style>
    <style:style style:name="T84" style:family="text">
      <style:text-properties officeooo:rsid="00d35d53" loext:padding="0in" loext:border="none"/>
    </style:style>
    <style:style style:name="T85" style:family="text">
      <style:text-properties loext:padding="0in" loext:border="none"/>
    </style:style>
    <style:style style:name="T86" style:family="text">
      <style:text-properties officeooo:rsid="00d37304"/>
    </style:style>
    <style:style style:name="T87" style:family="text">
      <style:text-properties officeooo:rsid="00d8f4ec"/>
    </style:style>
    <style:style style:name="T88" style:family="text">
      <style:text-properties officeooo:rsid="00dba27b"/>
    </style:style>
    <style:style style:name="T89" style:family="text">
      <style:text-properties officeooo:rsid="00dc66e4"/>
    </style:style>
    <style:style style:name="T90" style:family="text">
      <style:text-properties officeooo:rsid="00e3c9c7"/>
    </style:style>
    <style:style style:name="T91" style:family="text">
      <style:text-properties officeooo:rsid="00e3f716"/>
    </style:style>
    <style:style style:name="T92" style:family="text">
      <style:text-properties officeooo:rsid="00e50b7f"/>
    </style:style>
    <style:style style:name="T93" style:family="text">
      <style:text-properties officeooo:rsid="005698b0"/>
    </style:style>
    <style:style style:name="T94" style:family="text">
      <style:text-properties officeooo:rsid="00ec9a0d"/>
    </style:style>
    <style:style style:name="T95" style:family="text">
      <style:text-properties officeooo:rsid="00ecbedb"/>
    </style:style>
    <style:style style:name="T96" style:family="text">
      <style:text-properties officeooo:rsid="00ee162b"/>
    </style:style>
    <style:style style:name="T97" style:family="text">
      <style:text-properties officeooo:rsid="00ef624f"/>
    </style:style>
    <style:style style:name="T98" style:family="text">
      <style:text-properties officeooo:rsid="00f1b062"/>
    </style:style>
    <style:style style:name="T99" style:family="text">
      <style:text-properties officeooo:rsid="00f23623"/>
    </style:style>
    <style:style style:name="T100" style:family="text">
      <style:text-properties officeooo:rsid="00f409e7"/>
    </style:style>
    <style:style style:name="T101" style:family="text">
      <style:text-properties officeooo:rsid="00f5d4f6"/>
    </style:style>
    <style:style style:name="T102" style:family="text">
      <style:text-properties officeooo:rsid="00f69dfd"/>
    </style:style>
    <style:style style:name="T103" style:family="text">
      <style:text-properties officeooo:rsid="00f82283"/>
    </style:style>
    <style:style style:name="T104" style:family="text">
      <style:text-properties officeooo:rsid="00f9b6c0"/>
    </style:style>
    <style:style style:name="T105" style:family="text">
      <style:text-properties officeooo:rsid="00fb47d0"/>
    </style:style>
    <style:style style:name="T106" style:family="text">
      <style:text-properties officeooo:rsid="00fde622"/>
    </style:style>
    <style:style style:name="T107" style:family="text">
      <style:text-properties officeooo:rsid="0100da0e"/>
    </style:style>
    <style:style style:name="T108" style:family="text">
      <style:text-properties officeooo:rsid="0101b9f5"/>
    </style:style>
    <style:style style:name="T109" style:family="text">
      <style:text-properties officeooo:rsid="0102b1b0"/>
    </style:style>
    <style:style style:name="T110" style:family="text">
      <style:text-properties officeooo:rsid="0103d001"/>
    </style:style>
    <style:style style:name="T111" style:family="text">
      <style:text-properties officeooo:rsid="010574ff"/>
    </style:style>
    <style:style style:name="T112" style:family="text">
      <style:text-properties officeooo:rsid="01075472"/>
    </style:style>
    <style:style style:name="T113" style:family="text">
      <style:text-properties officeooo:rsid="01085d70"/>
    </style:style>
    <style:style style:name="T114" style:family="text">
      <style:text-properties officeooo:rsid="0109e01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2">[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31" text:outline-level="1">The Motivation</text:h>
      <text:p text:style-name="P16">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2">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3">like </text:span>a world war <text:span text:style-name="T13">by importance</text:span>. In response to this I <text:span text:style-name="T13">started to </text:span>develop idea<text:span text:style-name="T13">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4">because it is an awful economical unfairness that some authors of components important for the entire world live (or die) in poverty</text:span>. <text:span text:style-name="T14">We need to increase the number of such workers, and for this to pay them salaries.</text:span></text:p>
      <text:p text:style-name="P8">??<text:span text:style-name="T71">Affiliate program</text:span></text:p>
      <text:h text:style-name="P32"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0">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0">of</text:span><text:span text:style-name="T47">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7">is</text:span> also anticipated that Google will be able to filter out non-scientific articles (plain journalism, pseudo-science, nonsense texts) from considered algorithm <text:span text:style-name="T46">(as it already does in Google Scholar)</text:span> to calculate the rating of scientific articles.</text:p>
      <text:p text:style-name="P7">Later I understood that this system does not work <text:span text:style-name="T4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3">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9">By <text:span text:style-name="T10">project</text:span><text:span text:style-name="T73"> we mean an open source repository or package or a scientific article/</text:span><text:span text:style-name="T74">book</text:span><text:span text:style-name="T73">.</text:span></text:p>
      <text:p text:style-name="P15"><text:span text:style-name="T98">F</text:span><text:span text:style-name="T26">or the below we need to</text:span><text:span text:style-name="T54"> scan dependencies </text:span><text:span text:style-name="T26">of a project.</text:span><text:span text:style-name="T54"> </text:span><text:span text:style-name="T25">If </text:span><text:span text:style-name="T26">dependencies are provided to us as</text:span><text:span text:style-name="T25"> an SQL download, that’s clea</text:span><text:span text:style-name="T49">r</text:span><text:span text:style-name="T25">. If it is an API </text:span><text:span text:style-name="T26">fo requesting an individual project info</text:span><text:span text:style-name="T25">, </text:span><text:span text:style-name="T50">we </text:span><text:span text:style-name="T25">need to cache.</text:span></text:p>
      <text:p text:style-name="P13">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7" text:outline-level="2">Implementation as Layer-2</text:h>
      <text:p text:style-name="P49">??<text:span text:style-name="T110">Both L2 chain and L2 zkEVM are r/o for the outside world.</text:span></text:p>
      <text:p text:style-name="P54">Stages <text:span text:style-name="T114">of donation</text:span>:</text:p>
      <text:list xml:id="list245707365" text:style-name="L1">
        <text:list-item>
          <text:p text:style-name="P55">The server writes dependencies, <text:span text:style-name="T107">project ID,</text:span> <text:span text:style-name="T107">X, and Y</text:span> to L2.</text:p>
        </text:list-item>
        <text:list-item>
          <text:p text:style-name="P56">Client using r/o access to L2 can validate it <text:span text:style-name="T102">(can be </text:span><text:span text:style-name="T103">done with a hash </text:span><text:span text:style-name="T109">or re-downloading all uploaded dependencies</text:span><text:span text:style-name="T102">)</text:span>.</text:p>
        </text:list-item>
        <text:list-item>
          <text:p text:style-name="P62">Client moves the funds to L2 <text:span text:style-name="T111">(using the server as the gateway)</text:span>.</text:p>
        </text:list-item>
        <text:list-item>
          <text:p text:style-name="P60"><text:soft-page-break/>Client creates a pair of <text:span text:style-name="T106">the </text:span><text:span text:style-name="T105">temporary </text:span>private/public key.</text:p>
        </text:list-item>
        <text:list-item>
          <text:p text:style-name="P61">Client transfers on L2 to the <text:span text:style-name="T105">temporary </text:span>account <text:span text:style-name="T104">(requires user confirmation)</text:span>.</text:p>
        </text:list-item>
        <text:list-item>
          <text:p text:style-name="P59">Loop:</text:p>
          <text:list>
            <text:list-item>
              <text:p text:style-name="P59">Client <text:span text:style-name="T112">signs</text:span> a gasless <text:span text:style-name="T102">monetary</text:span> transaction signed by <text:span text:style-name="T108">th</text:span><text:span text:style-name="T107">e temporary key through an L2 contract that allows only transactions for the given X, Y, and dependencies </text:span><text:span text:style-name="T108">from any user and deliver the transaction info to the server</text:span><text:span text:style-name="T107">. (If the client does not do </text:span><text:span text:style-name="T108">th</text:span><text:span text:style-name="T113">is, then anyone can do.)</text:span></text:p>
            </text:list-item>
            <text:list-item>
              <text:p text:style-name="P58">Server <text:span text:style-name="T108">actually </text:span>calls <text:span text:style-name="T108">gasless </text:span>monetary transactions on L2<text:span text:style-name="T101">. </text:span><text:span text:style-name="T108">(The server checks the contract address to avoid abuse of the gratis chain.)</text:span></text:p>
            </text:list-item>
          </text:list>
        </text:list-item>
      </text:list>
      <text:p text:style-name="P57">Stages <text:span text:style-name="T114">of withdrawal</text:span>:</text:p>
      <text:list text:style-name="L2">
        <text:list-item>
          <text:p text:style-name="P63">The benefactor signs a gasless transaction on L2 to send funds to the “burning” account.</text:p>
        </text:list-item>
      </text:list>
      <text:p text:style-name="P42">We implement all <text:span text:style-name="T98">monetary </text:span>transactions as <text:span text:style-name="T90">L2 (</text:span>Layer-2<text:span text:style-name="T90">)</text:span> <text:bibliography-mark text:identifier="layer2" text:bibliography-type="www" text:author="PCMag" text:title="Layer 2 blockchain" text:url="https://www.pcmag.com/encyclopedia/term/layer-2-blockchain">[9]</text:bibliography-mark>, <text:span text:style-name="T98">namely a Validium</text:span><text:span text:style-name="T76"> </text:span><text:span text:style-name="T76"><text:bibliography-mark text:identifier="validium" text:bibliography-type="www" text:author="ethereum.org" text:title="Validium" text:url="https://ethereum.org/en/developers/docs/scaling/validium/">[10]</text:bibliography-mark></text:span>. <text:span text:style-name="T91">Storing dependencies information happens in </text:span><text:span text:style-name="T99">the </text:span><text:span text:style-name="T91">L2 </text:span><text:span text:style-name="T98">storage,</text:span><text:span text:style-name="T91"> too, but without rollup to the main chain.</text:span><text:span text:style-name="T98"> </text:span></text:p>
      <text:p text:style-name="P50">We are to store the Validium data in a separate low-cost blockchain. This c<text:span text:style-name="T100">ould</text:span> be an established blockchain such as MoonBeam or Polygon (this requires gasless transactions in the “storer” <text:s/>contract, because we to accomplish many operations on it), but I propose at the initial stage of the project <text:span text:style-name="T77">for every grants round</text:span> to create a new blockchain that is <text:span text:style-name="T77">read-only for external clients (this ensures no abuse of our zero gas price chain) and read-write for our server. Thus, our model of decentralization is </text:span><text:span text:style-name="T78">the ability to replicate creation of this blockchain by a third-party, not direct write access to the chain by third-parties</text:span><text:span text:style-name="T77">.</text:span></text:p>
      <text:p text:style-name="P51">As our rounds create multiple blockchains, we will also have a chain that will store last block hashes from each round chain, to have a non-modifiable history of all rounds.</text:p>
      <text:p text:style-name="P52"><text:span text:style-name="T79">If later we switch to using an established low-cost blockchain (such as </text:span><text:span text:style-name="T76">MoonBeam or Polygon</text:span><text:span text:style-name="T79">)</text:span><text:span text:style-name="T75"> as the Validium, </text:span><text:span text:style-name="T79">we need to make the storage contract gasless,</text:span><text:span text:style-name="T75"> because </text:span><text:span text:style-name="T79">otherwise</text:span><text:span text:style-name="T75"> it requires </text:span><text:span text:style-name="T79">too </text:span><text:span text:style-name="T75">many transactions </text:span><text:span text:style-name="T79">having been </text:span><text:span text:style-name="T75">confirmed by the user.</text:span></text:p>
      <text:p text:style-name="P43"><text:span text:style-name="T30">As L2 </text:span><text:span text:style-name="T92">for transactions</text:span><text:span text:style-name="T30"> we will use </text:span><text:span text:style-name="T31">a Validium based on zkEVM</text:span><text:span text:style-name="T32">. </text:span><text:span text:style-name="T66">W</text:span><text:span text:style-name="T34">e can use </text:span><text:span text:style-name="T68">zkEVM</text:span><text:span text:style-name="T34"> with data stored in a </text:span><text:span text:style-name="T67">cheap </text:span><text:span text:style-name="T34">chain like Polygon or MoonBeam </text:span><text:span text:style-name="T66">(as a Validium)</text:span><text:span text:style-name="T62"> or a blockchain specifically created for a round </text:span><text:span text:style-name="T62"><text:bibliography-mark text:identifier="sidechain-rollups" text:bibliography-type="www" text:author="Victor Porton" text:title="Storing ZK-rollups in a sidechain" text:year="2023">[11]</text:bibliography-mark></text:span><text:span text:style-name="T66"> </text:span><text:span text:style-name="T35">instead of the chain in question</text:span><text:span text:style-name="T34">.</text:span></text:p>
      <text:p text:style-name="P44">Remark: <text:span text:style-name="T32">ZK-rollups </text:span><text:span text:style-name="T32"><text:bibliography-mark text:identifier="zk-rollups" text:bibliography-type="www" text:author="ethereum.org" text:title="Zero-Knowledge rollups">[12]</text:bibliography-mark></text:span><text:span text:style-name="T32"> instead of Validium would be too heavy, because we calculate data for every dependency </text:span><text:span text:style-name="T33">(and dependencies may count in thousands)</text:span></text:p>
      <text:p text:style-name="P45">Because we create a new chain for every round, we need a big space of TCP/IP ports or I<text:span text:style-name="T94">P</text:span>s. Thus we will use IPv6 for this purpose.</text:p>
      <text:p text:style-name="P48">We store in Validium <text:span text:style-name="T97">also </text:span>the following pseudo-type: DiGraph&lt;<text:span text:style-name="T59">(</text:span>ProjectId, Version<text:span text:style-name="T59">)</text:span>&gt;, where the version is to be updated, if the next donor finds given project’s dependencies different than the previous donors.</text:p>
      <text:h text:style-name="Heading_20_2" text:outline-level="2">Other differences from cGrants</text:h>
      <text:p text:style-name="P47">We put matching funds on <text:span text:style-name="T51">our </text:span>I<text:span text:style-name="T51">V</text:span>otingStrategy <text:span text:style-name="T51">contract.</text:span></text:p>
      <text:p text:style-name="P53"><text:soft-page-break/><text:span text:style-name="T96">Unlike GitCoin cGrants, w</text:span><text:span text:style-name="T51">e don’t do transfer from our </text:span>I<text:span text:style-name="T51">V</text:span>otingStrategy <text:span text:style-name="T51">contract to recipients initially, but </text:span><text:span text:style-name="T52">store </text:span><text:span text:style-name="T53">transfers in the round’s</text:span><text:span text:style-name="T52"> </text:span><text:span text:style-name="T53">Validium and release them to on-chain payment allowances at the round end </text:span><text:span text:style-name="T63">(using </text:span><text:span text:style-name="T65">zkEVM</text:span><text:span text:style-name="T63">)</text:span><text:span text:style-name="T53">. </text:span><text:span text:style-name="T55">We also do not store Voted events in vote() function, </text:span><text:span text:style-name="T56">instead we store </text:span><text:span text:style-name="T61">(in Validium) </text:span><text:span text:style-name="T57">full donation amount, X%, and the </text:span><text:span text:style-name="T58">above mentioned</text:span><text:span text:style-name="T57"> dependencies </text:span><text:span text:style-name="T58">data</text:span><text:span text:style-name="T55">. </text:span><text:span text:style-name="T60">This contract will have also a function to distribute matching funds (that will </text:span><text:span text:style-name="T64">were</text:span><text:span text:style-name="T60"> placed on this contract address). </text:span><text:span text:style-name="T96">Actual distribution of funds (the sum of donated and matched) happens by calling a method of this contract.</text:span></text:p>
      <text:h text:style-name="Heading_20_2" text:outline-level="2">Arithmetic formulas</text:h>
      <text:p text:style-name="P40">First Y% of the donated sum is allocated to the affiliate (if any). <text:span text:style-name="T95">The donated sum is reduced to (100-Y)%.</text:span></text:p>
      <text:p text:style-name="P39">Remark: There was also considered the variant to allocate to the affiliate only Y% of the donation part that the main project (excluding dependencies) receives, but that would allocate zero to the affiliate if the main project does not accept donations.</text:p>
      <text:p text:style-name="P41">When donating to a project, the donor is offered to allocate X% for dependencies. <text:span text:style-name="T27">I recommend to set X% to a reasonable value such as 50% and allow the donor to change </text:span><text:span text:style-name="T44">the value</text:span><text:span text:style-name="T27">, if he or she wishes.</text:span></text:p>
      <text:p text:style-name="P46"><text:span text:style-name="T93">The following is calculated separately for each token.</text:span></text:p>
      <text:p text:style-name="P14">Sums of donations for a given recipient address are stored in <text:span text:style-name="T51">our </text:span>I<text:span text:style-name="T51">V</text:span>otingStrategy <text:span text:style-name="T51">contract to recipients</text:span> <text:span text:style-name="T69">when finalizing zkEVM.</text:span></text:p>
      <text:p text:style-name="P20">Before storing the donation in the chain, <text:span text:style-name="T41">f</text:span><text:span text:style-name="T20">or each direct or indirect dependency </text:span><text:span text:style-name="T21">find its Git repository, and if found, query (</text:span><text:span text:style-name="T81">see the </text:span><text:span text:style-name="T21">appendix with file format) </text:span><text:span text:style-name="T24">(or a similar path for other Git hostings than GitHub) </text:span><text:span text:style-name="T21">for the donation address </text:span><text:span text:style-name="T22">or voluntary withdrawal from donations (??per-project withdrawal from donations, </text:span><text:span text:style-name="T23">per-project donation addresses</text:span><text:span text:style-name="T22">); </text:span><text:span text:style-name="T36">the donations site downloads </text:span><text:span text:style-name="T37">the list of dependencies and for each dependency </text:span><text:span text:style-name="T21">the current state of the file </text:span><text:span text:style-name="T24">https://</text:span><text:span text:style-name="T21">github.com/USER/USER/.salaries-science/</text:span><text:span text:style-name="T80">accounts</text:span><text:span text:style-name="T21">.json </text:span><text:span text:style-name="T37">if a donation address is available. </text:span><text:span text:style-name="T42">X is lowered to 0%, if no dependencies with active donation address. </text:span><text:span text:style-name="T43">X is raised to 100%, if the main project has no donation address. If both, refuse to accept the donation.</text:span><text:span text:style-name="T37"> To each N donations </text:span><text:span text:style-name="T40">with an available address </text:span><text:span text:style-name="T37">allocate </text:span><text:span text:style-name="T18">D*X%/N, where D is the donated sum </text:span><text:span text:style-name="T28">(before</text:span><text:span text:style-name="T19"> quadratic mat</text:span><text:span text:style-name="T20">c</text:span><text:span text:style-name="T19">hing</text:span><text:span text:style-name="T28">)</text:span><text:span text:style-name="T18">. </text:span><text:span text:style-name="T39">Do it only if</text:span><text:span text:style-name="T38"> </text:span><text:span text:style-name="T45">X</text:span><text:span text:style-name="T38"> </text:span><text:span text:style-name="T17">≠</text:span><text:span text:style-name="T38"> 0.</text:span></text:p>
      <text:p text:style-name="P12">Notify by email developers who didn’t put their address.</text:p>
      <text:p text:style-name="P11">Then <text:span text:style-name="T29">after the</text:span> <text:span text:style-name="T29">end of matching period </text:span>calculate quadratic matchings and add to the sums.</text:p>
      <text:h text:style-name="P33" text:outline-level="1">Proposed modifications</text:h>
      <text:p text:style-name="P18">We may adjust matching funding of projects dependently their programming language. For example, I prefer D and Rust languages and would vote for more funding for projects written in these languages.</text:p>
      <text:h text:style-name="P34" text:outline-level="1">Deficiencies of This Algorithm</text:h>
      <text:p text:style-name="P30"><text:span text:style-name="T87">With this algorithm, the left-pad </text:span><text:span text:style-name="T87"><text:bibliography-mark text:identifier="leftpad" text:bibliography-type="www" text:author="left-pad" text:title="left-pad" text:url="https://github.com/left-pad/left-pad">[13]</text:bibliography-mark></text:span><text:span text:style-name="T87"> </text:span><text:span text:style-name="T88">(</text:span>Used by 2.1m <text:span text:style-name="T88">other known packages) </text:span><text:span text:style-name="T87">owner</text:span><text:span text:style-name="T88">s</text:span><text:span text:style-name="T87"> can receive an amount of financing improportional to the importance of </text:span><text:span text:style-name="T89">their</text:span><text:span text:style-name="T87"> work. Anyway, </text:span><text:span text:style-name="T89">do </text:span><text:span text:style-name="T87">we want not to </text:span><text:soft-page-break/><text:span text:style-name="T87">have rich people or not to have poor projects? </text:span><text:span text:style-name="T89">Personally I do not count it a big problem (compared to problems from the introduction of this article that this article is supposed to solve) that some people may receive big amounts of money improportional to the importance of their work.</text:span></text:p>
      <text:h text:style-name="P35" text:outline-level="1">Appendix: <text:span text:style-name="T80">User Data</text:span> Format</text:h>
      <text:p text:style-name="P21">User data is to be stored <text:span text:style-name="T81">in version control</text:span> in files</text:p>
      <text:p text:style-name="P20"><text:span text:style-name="T24">https://</text:span><text:span text:style-name="T21">github.com/</text:span><text:span text:style-name="T11">USER</text:span><text:span text:style-name="T21">/</text:span><text:span text:style-name="T11">USER</text:span><text:span text:style-name="T21">/.salaries-science/</text:span><text:span text:style-name="T80">accounts</text:span><text:span text:style-name="T21">.json</text:span></text:p>
      <text:p text:style-name="P22">or analogous files for other Git hostings.</text:p>
      <text:p text:style-name="P28">Currently, donations are accepted only for such packages that set repository data (allowing our software to extract <text:span text:style-name="T10">USER</text:span><text:span text:style-name="T73">).</text:span></text:p>
      <text:p text:style-name="P22">The file format is as follows:</text:p>
      <text:p text:style-name="P22">{</text:p>
      <text:p text:style-name="P23"><text:s text:c="2"/>"<text:span text:style-name="T82">evm</text:span>": <text:span text:style-name="T82">{</text:span></text:p>
      <text:p text:style-name="P25"><text:span text:style-name="T81"><text:s text:c="4"/>"</text:span><text:span text:style-name="T83">defaultA</text:span><text:span text:style-name="T81">ccount": "</text:span><text:span text:style-name="T85">0x36A0356d43EE4168ED24EFA1CAe3198708667ac0</text:span><text:span text:style-name="T81">",</text:span></text:p>
      <text:p text:style-name="P25"><text:span text:style-name="T81"><text:s text:c="4"/>"</text:span><text:span text:style-name="T83">defaultExpires</text:span><text:span text:style-name="T81">": "</text:span><text:span text:style-name="T84">2024-07-03T00:00:00</text:span><text:span text:style-name="T81">",</text:span></text:p>
      <text:p text:style-name="P26"><text:span text:style-name="T81"><text:s text:c="4"/></text:span><text:span text:style-name="T86">"chains:" </text:span><text:span text:style-name="T83">[</text:span></text:p>
      <text:p text:style-name="P22"><text:s text:c="6"/><text:span text:style-name="T83">{</text:span></text:p>
      <text:p text:style-name="P24"><text:s text:c="8"/>"<text:span text:style-name="T83">chainId</text:span>"<text:span text:style-name="T83">: 1,</text:span></text:p>
      <text:p text:style-name="P24"><text:s text:c="8"/>"<text:span text:style-name="T83">a</text:span>ccount": "<text:span text:style-name="T85">0x36A0356d43EE4168ED24EFA1CAe3198708667ac0</text:span>",</text:p>
      <text:p text:style-name="P25"><text:span text:style-name="T81"><text:s text:c="8"/>"</text:span><text:span text:style-name="T83">expires</text:span><text:span text:style-name="T81">": "</text:span><text:span text:style-name="T84">2024-07-03T00:00:00</text:span><text:span text:style-name="T81">"</text:span></text:p>
      <text:p text:style-name="P24"><text:s text:c="4"/><text:span text:style-name="T83">]</text:span></text:p>
      <text:p text:style-name="P22"><text:s text:c="2"/><text:span text:style-name="T82">}</text:span></text:p>
      <text:p text:style-name="P22">}</text:p>
      <text:p text:style-name="P27">To disable an account set its expiration date in the past e.g. to 0000-00-00T00:00:00.</text:p>
      <text:p text:style-name="P29">An account is considered enabled if its expiration date is above ??.</text:p>
      <text:h text:style-name="P36" text:outline-level="1">Postface</text:h>
      <text:p text:style-name="P2">The concrete blockchain algorithm is to be implemented by the community <text:span text:style-name="T15">of World Science DAO </text:span><text:span text:style-name="T15"><text:bibliography-mark text:identifier="dao" text:bibliography-type="www" text:title="World Science DAO" text:url="https://science-dao.vporton.name/">[14]</text:bibliography-mark></text:span>. <text:span text:style-name="T16">Please donate </text:span><text:span text:style-name="T16"><text:bibliography-mark text:identifier="donate" text:bibliography-type="www" text:author="Victor Porton" text:title="World Science DAO accepts donations" text:url="https://vporton.github.io/science-dao-donate-app/">[15]</text:bibliography-mark></text:span><text:span text:style-name="T16">.</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7">1: Victor Porton, Why Algebraic Theory of General Topology is Super-Important, </text:p>
          <text:p text:style-name="P17">2: Victor Porton, Attack on Google SERP: A branch of science may effectively disappear from SERPs for a long time, 2022</text:p>
          <text:p text:style-name="P17">3: Victor Porton, Paying Salaries to Scientists Using Prediction Markets on Blockchain, 2021</text:p>
          <text:p text:style-name="P17">4: Victor Porton, Future Salaries, , <text:a xlink:type="simple" xlink:href="https://vporton.github.io/future-salary/#/" text:style-name="Internet_20_link" text:visited-style-name="Internet_20_link"><text:span text:style-name="Internet_20_link">https://vporton.github.io/future-salary/#/</text:span></text:a></text:p>
          <text:p text:style-name="P17"><text:soft-page-break/>5: Diemer, Sebastian, Does money matter in predicting future events?, 2013</text:p>
          <text:p text:style-name="P1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7">7: Victor Porton, Storing ZK-rollups in a sidechain, 2023, </text:p>
          <text:p text:style-name="P17">8: , World Science DAO, , <text:a xlink:type="simple" xlink:href="https://science-dao.vporton.name/" text:style-name="Internet_20_link" text:visited-style-name="Internet_20_link"><text:span text:style-name="Internet_20_link">https://science-dao.vporton.name/</text:span></text:a></text:p>
          <text:p text:style-name="P17">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6:02:38.202366163</dc:date>
    <meta:editing-duration>P4DT13H48M40S</meta:editing-duration>
    <meta:editing-cycles>199</meta:editing-cycles>
    <meta:document-statistic meta:table-count="0" meta:image-count="0" meta:object-count="0" meta:page-count="6" meta:paragraph-count="90" meta:word-count="1939" meta:character-count="12362" meta:non-whitespace-character-count="10479"/>
  </office:meta>
</office:document-meta>
</file>